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/>
    <style:font-face style:name="Times New Roman CYR" svg:font-family="'Times New Roman CYR'" style:font-family-generic="roman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1.501cm" style:auto-text-indent="false">
        <style:tab-stops/>
      </style:paragraph-properties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ПИСОК ИСПОЛЬЗОВАННЫХ ИСТОЧНИКОВ</text:p>
      <text:p text:style-name="P2"/>
      <text:p text:style-name="P2">1. Тимофеева Е.И.,Федорович Г.В.,Кривашеев С.В.,Текшева Л.М. Электромагнитное поле как экологический фактор. АНРИ, 1995г., № 3/4, с. 67. </text:p>
      <text:p text:style-name="P2">2. Тищенко В.А., Токатлы В.И., Лукьянов В.И. Исследование электрического поля, возбуждаемого персональной ЭВМ. Измерительная техника, 1994, № 7, с. 59 &amp;ndash; 61. </text:p>
      <text:p text:style-name="P2">3. Тищенко В.А., Токатлы В.И., Лукьянов В.И. Исследование электромагнитных полей, возбуждаемых ВДТ. Измерительная техника, 1997, № 9, с. 53 &amp;ndash; 55. </text:p>
      <text:p text:style-name="P2">4. Тищенко В.А.,Токатлы В.И.,Лукьянов В.И.,Брянский Л.Н. К вопросу об измерениях параметров электромагнитной безопасности видеодисплейных терминалов. Законодательная и прикладная метрология. 1997г., № 3, c. 2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/>
    <style:font-face style:name="Times New Roman CYR" svg:font-family="'Times New Roman CYR'" style:font-family-generic="roman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 CYR" fo:font-size="12pt" fo:language="ru" fo:country="RU" style:font-name-asian="Times New Roman CYR" style:font-size-asian="12pt" style:language-asian="ru" style:country-asian="RU" style:font-name-complex="Times New Roman CYR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79$Win32 OpenOffice.org_project/680m79$Build-8876</meta:generator>
    <meta:creation-date>2005-06-02T21:46:37</meta:creation-date>
    <dc:language>ru-R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90" meta:character-count="694"/>
  </office:meta>
</office:document-meta>
</file>